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style:font-name="Consolas" style:font-name-asian="Times New Roman" fo:color="#DCDCAA" style:letter-kerning="false" fo:font-size="10.5pt" style:font-size-asian="10.5pt" style:font-size-complex="10.5pt" style:language-asian="en" style:country-asian="GB"/>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My evaluation of<text:s/>the System Design (Unit 7)<text:s/>vs. the System Implementation (Unit 11)</text:p>
      <text:p text:style-name="Normal"/>
      <text:p text:style-name="Normal">In approaching this task,<text:s/>I was very much focussed on<text:s/>implementing<text:s/>the improvements identified in the evaluation of<text:s/>my individual programming project within the<text:s/>Secure<text:s/>Software Development module.<text:s/>At the implementation stage,<text:s/>the methods written often contained prompts for user inputs, which<text:s/>made unit testing<text:s/>largely<text:s/>unviable,<text:s/>resulting<text:s/>in<text:s/>numerous<text:s/>debugging issues. <text:s/>To rectify this at both the design and implementation stage,<text:s/>achieving<text:s/>modularity was a key<text:s/>aim,<text:s/>wherein I strived to<text:s/>write<text:s/>testable code,<text:s/>following Gamma et al.’s (1994)<text:s/>recommendations of using simple, well-planned, purposeful<text:s/>methods<text:s/>and attributes.<text:s/>While I believe that this aim was mostly realised, too much tweaking and redesign occurred at the implementation stage<text:s/>which could have been avoided at the design stage.<text:s/></text:p>
      <text:p text:style-name="Normal"/>
      <text:p text:style-name="Normal">One such redesign was<text:s/>the decision<text:s/>to reduce the area of responsibility of the ExpressionSensor<text:s/>class; during its design, it had both a method to simulate the sensor that would receive data regarding the user’s emotional facial expressions, as well as a method to do the same regarding the user’s emotions displayed by posture. Deeming this to lack an acceptable degree of granularity, the decision was made to create a PostureSensor<text:s/>class to take responsibility of this method. Similarly, the suggest_physical_response()<text:s/>method initially assigned to the PhysicalInteraction<text:s/>class was re-assigned to the RobotEmotion<text:s/>class during implementation, as it was thought more fitting that this responsibility sat with this class; this was largely due to the fact that the input for this method came from robot_emotion()<text:s/>which was an object variable of the RobotEmotion<text:s/>class. Another reason – influenced by<text:s/>Philip’s<text:s/>(2018) suggestion that, where possible,<text:s/>objects in OOD should be likened to real-world objects, where<text:s/>object designers<text:s/>take inspiration from their behaviours and attributes – was that emotions in real life are the main influencers to our physical responses;<text:s/>a hug is not motivated by<text:s/>the physical body, rather it is<text:s/>the emotion that is the driver.</text:p>
      <text:p text:style-name="Normal"/>
      <text:p text:style-name="Normal">Despite achieving more modularity in Clem’s design compared to the<text:s/>my<text:s/>previous<text:s/>programming projects,<text:s/>I believe that I overcomplicated<text:s/>the processing of the user emotion data gathered from the semantic, expression, posture, and pitch analyses. The final program converted the raw data from the analyses (e.g. ‘upset’, ‘frustrated, ‘joyful’) to graded data (e.g. ‘negative_1’, ‘negative_2’, ‘positive_3’) to their corresponding numerical values or ‘emotion scores’ (-1, -2, 3). These steps could have been reduced if the UserEmotion.user_emotion_choices dictionary had the scores (e.g. -1, 0, 1) as keys, rather than the graded emotions ‘negative_1’, ‘neutral’, ‘positive_1’ etc. This would have<text:s/><text:soft-page-break/>made the following methods redundant and reduced the overall cyclomatic complexity of the program (Ferrer, Chicano &amp; Alba, 2013): UserEmotion.<text:span text:style-name="T2"><text:s/></text:span>_convert_nonpitch_emotions_to_graded_emotion_scores();</text:p>
      <text:p text:style-name="Normal"><text:s/>UserEmotion. _convert_pitch_emotions_to_graded_emotion_scores().<text:s/>Aiming for simple, intuitive interaction of objects breeds elegant object oriented software solutions (Philips, 2018), and<text:s/>more time taken at the design<text:s/>stage<text:s/>to apply these principles would have reduced the tweaks<text:s/>and redesigns<text:s/>at the implementation<text:s/>stage<text:s/>that saw<text:s/>the creation of overly complex object interactions.<text:s/></text:p>
      <text:p text:style-name="Normal"/>
      <text:p text:style-name="Normal">Despite having to make too many design decisions during system implementation, a consistent test-driven development strategy was applied at this stage – a key recommendation for reliable, agile software development (Saroja &amp; Haseena, 2023); with every new method written came a unit test to test its functionality (see Appendix 1). Putting testability at the forefront of the development process resulted in fewer debugging issues later down the line, especially as bottom-up integration testing<text:s/>helped to expose errors at each level before the system was tested as whole – an important part of the testing process to aid debugging and provide reliable software outcomes (Perez &amp; Kaiser, 2010).<text:s/></text:p>
      <text:p text:style-name="Normal"/>
      <text:p text:style-name="Normal">Over the course of the design and implementation phases, there was a definite mix of successes and areas for development. When compared to previous projects,<text:s/>my system implementation skills have seen the<text:s/>biggest<text:s/>improvements, with<text:s/>the reusability of my code improving<text:s/>vastly. However,<text:s/>my system design skills require more careful<text:s/>technical<text:s/>planning<text:s/>– namely, how<text:s/>objects<text:s/>will<text:s/>interact in order to achieve more simplistic and elegant<text:s/>object-oriented<text:s/>functionality.</text:p>
      <text:p text:style-name="Normal"/>
      <text:p text:style-name="Normal"><text:span text:style-name="T3">References</text:span></text:p>
      <text:p text:style-name="Normal">Ferrer, J., Chicano, F. and Alba, E. (2013) ‘Estimating software testing complexity’, <text:span text:style-name="T4">Information and Software Technology</text:span>, 55(12): 2125-2139. DOI: 10.1016/j.infsof.2013.07.007.</text:p>
      <text:p text:style-name="Normal"/>
      <text:p text:style-name="Normal">Gamma, E., Helm, R., Johnson, R., &amp; Vlissides, J. (1994).<text:s/><text:span text:style-name="T5">Design Patterns: Elements of Reusable Object-Oriented Software</text:span><text:s/>(1st edition). Westford, Massachusetts:<text:s/>Pearson Education.</text:p>
      <text:p text:style-name="Normal"/>
      <text:soft-page-break/>
      <text:p text:style-name="Normal">Pérez,<text:s/>M.A. &amp; Kaiser, S. (2010) Bottom-up reuse for multi-level testing.<text:s/><text:span text:style-name="T6">The Journal of systems and software</text:span><text:s/>83 (12):<text:s/>2392–2415.<text:s/>DOI:<text:s/>https://doi.org/10.1016/j.jss.2010.07.028.</text:p>
      <text:p text:style-name="Normal"/>
      <text:p text:style-name="Normal">Phillips, D. (2018). <text:span text:style-name="T7">Python 3 Object-Oriented Programming</text:span>. 3rd Edition. Birmingham: Packt Publishing. Available via the VitalSource Bookshelf. [Accessed 21 December 2024].</text:p>
      <text:p text:style-name="Normal"/>
      <text:p text:style-name="Normal">Saroja<text:a xlink:href="https://learning.oreilly.com/library/view/agile-software-development/9781119896395/c05.xhtml#c5-note-0001" office:target-frame-name="_top" xlink:show="replace">,</text:a><text:s/>S. &amp; <text:s/>Haseena, S.<text:span text:style-name="T8"><text:s/></text:span>(2023) ‘Functional and Non-Functional Requirements in Agile Software Development’, in<text:span text:style-name="T9"><text:s/></text:span>Hooda, S., Sood, V.M., Singh, Y., Dalal, S. <text:s/>&amp; Sood, M. (eds.)<text:s/><text:span text:style-name="T10">Agile software development: trends, challenges and applications</text:span>. Hoboken, New Jersey: John Wiley &amp; Sons. 71-86. DOI: https://doi.org/10.1002/978111989683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Appendices</text:p>
      <text:p text:style-name="P12">Appendix 1:<text:s/>Example test data from the System Implementation task</text:p>
      <text:p text:style-name="Normal"><draw:frame draw:style-name="a0" draw:name="Picture 2" text:anchor-type="as-char" svg:x="0in" svg:y="0in" svg:width="6.26806in" svg:height="3.49444in" style:rel-width="scale" style:rel-height="scale"><draw:image xlink:href="media/image1.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5-01-22T22:59:00Z</meta:creation-date>
    <dc:date>2025-01-26T17:51:00Z</dc:date>
    <meta:template xlink:href="Normal" xlink:type="simple"/>
    <meta:editing-cycles>17</meta:editing-cycles>
    <meta:editing-duration>PT10920S</meta:editing-duration>
    <meta:document-statistic meta:page-count="4" meta:paragraph-count="11" meta:word-count="873" meta:character-count="5843" meta:row-count="41" meta:non-whitespace-character-count="4981"/>
  </office:meta>
</office:document-meta>
</file>